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qqqq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7" table:default-cell-style-name="Default"/>
        <table:table-row table:style-name="ro1">
          <table:table-cell office:value-type="float" office:value="8" calcext:value-type="float">
            <text:p>8</text:p>
          </table:table-cell>
          <table:table-cell table:formula="of:=4/[.A1]" office:value-type="float" office:value="0.5" calcext:value-type="float">
            <text:p>0,5</text:p>
          </table:table-cell>
          <table:table-cell table:formula="of:=IF([.B1]&lt;0;[.B1]*[.$M$1]*(-1.5);[.B1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]);&quot;, &quot;)" office:value-type="string" office:string-value="18, " calcext:value-type="string">
            <text:p>18, </text:p>
          </table:table-cell>
          <table:table-cell table:number-columns-repeated="3"/>
          <table:table-cell office:value-type="float" office:value="169" calcext:value-type="float">
            <text:p>169</text:p>
          </table:table-cell>
          <table:table-cell office:value-type="string" calcext:value-type="string">
            <text:p>bpm</text:p>
          </table:table-cell>
          <table:table-cell/>
          <table:table-cell table:formula="of:=(60/[.J1])*100" office:value-type="float" office:value="35.5029585798817" calcext:value-type="float">
            <text:p>35,50295857988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]" office:value-type="float" office:value="0.5" calcext:value-type="float">
            <text:p>0,5</text:p>
          </table:table-cell>
          <table:table-cell table:formula="of:=IF([.B2]&lt;0;[.B2]*[.$M$1]*(-1.5);[.B2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]);&quot;, &quot;)" office:value-type="string" office:string-value="18, " calcext:value-type="string">
            <text:p>18, </text:p>
          </table:table-cell>
          <table:table-cell table:number-columns-repeated="4"/>
          <table:table-cell office:value-type="string" calcext:value-type="string">
            <text:p>100x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]" office:value-type="float" office:value="0.5" calcext:value-type="float">
            <text:p>0,5</text:p>
          </table:table-cell>
          <table:table-cell table:formula="of:=IF([.B3]&lt;0;[.B3]*[.$M$1]*(-1.5);[.B3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]" office:value-type="float" office:value="0.5" calcext:value-type="float">
            <text:p>0,5</text:p>
          </table:table-cell>
          <table:table-cell table:formula="of:=IF([.B4]&lt;0;[.B4]*[.$M$1]*(-1.5);[.B4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5]" office:value-type="float" office:value="0.5" calcext:value-type="float">
            <text:p>0,5</text:p>
          </table:table-cell>
          <table:table-cell table:formula="of:=IF([.B5]&lt;0;[.B5]*[.$M$1]*(-1.5);[.B5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5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6]" office:value-type="float" office:value="0.5" calcext:value-type="float">
            <text:p>0,5</text:p>
          </table:table-cell>
          <table:table-cell table:formula="of:=IF([.B6]&lt;0;[.B6]*[.$M$1]*(-1.5);[.B6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6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7]" office:value-type="float" office:value="0.5" calcext:value-type="float">
            <text:p>0,5</text:p>
          </table:table-cell>
          <table:table-cell table:formula="of:=IF([.B7]&lt;0;[.B7]*[.$M$1]*(-1.5);[.B7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7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8]" office:value-type="float" office:value="0.5" calcext:value-type="float">
            <text:p>0,5</text:p>
          </table:table-cell>
          <table:table-cell table:formula="of:=IF([.B8]&lt;0;[.B8]*[.$M$1]*(-1.5);[.B8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8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9]" office:value-type="float" office:value="0.5" calcext:value-type="float">
            <text:p>0,5</text:p>
          </table:table-cell>
          <table:table-cell table:formula="of:=IF([.B9]&lt;0;[.B9]*[.$M$1]*(-1.5);[.B9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9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0]" office:value-type="float" office:value="0.5" calcext:value-type="float">
            <text:p>0,5</text:p>
          </table:table-cell>
          <table:table-cell table:formula="of:=IF([.B10]&lt;0;[.B10]*[.$M$1]*(-1.5);[.B10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0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1]" office:value-type="float" office:value="0.5" calcext:value-type="float">
            <text:p>0,5</text:p>
          </table:table-cell>
          <table:table-cell table:formula="of:=IF([.B11]&lt;0;[.B11]*[.$M$1]*(-1.5);[.B11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1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2]" office:value-type="float" office:value="0.5" calcext:value-type="float">
            <text:p>0,5</text:p>
          </table:table-cell>
          <table:table-cell table:formula="of:=IF([.B12]&lt;0;[.B12]*[.$M$1]*(-1.5);[.B12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2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3]" office:value-type="float" office:value="0.5" calcext:value-type="float">
            <text:p>0,5</text:p>
          </table:table-cell>
          <table:table-cell table:formula="of:=IF([.B13]&lt;0;[.B13]*[.$M$1]*(-1.5);[.B13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3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4]" office:value-type="float" office:value="0.5" calcext:value-type="float">
            <text:p>0,5</text:p>
          </table:table-cell>
          <table:table-cell table:formula="of:=IF([.B14]&lt;0;[.B14]*[.$M$1]*(-1.5);[.B14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4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5]" office:value-type="float" office:value="0.5" calcext:value-type="float">
            <text:p>0,5</text:p>
          </table:table-cell>
          <table:table-cell table:formula="of:=IF([.B15]&lt;0;[.B15]*[.$M$1]*(-1.5);[.B15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5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6]" office:value-type="float" office:value="0.5" calcext:value-type="float">
            <text:p>0,5</text:p>
          </table:table-cell>
          <table:table-cell table:formula="of:=IF([.B16]&lt;0;[.B16]*[.$M$1]*(-1.5);[.B16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6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7]" office:value-type="float" office:value="0.5" calcext:value-type="float">
            <text:p>0,5</text:p>
          </table:table-cell>
          <table:table-cell table:formula="of:=IF([.B17]&lt;0;[.B17]*[.$M$1]*(-1.5);[.B17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7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8]" office:value-type="float" office:value="0.5" calcext:value-type="float">
            <text:p>0,5</text:p>
          </table:table-cell>
          <table:table-cell table:formula="of:=IF([.B18]&lt;0;[.B18]*[.$M$1]*(-1.5);[.B18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8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19]" office:value-type="float" office:value="0.5" calcext:value-type="float">
            <text:p>0,5</text:p>
          </table:table-cell>
          <table:table-cell table:formula="of:=IF([.B19]&lt;0;[.B19]*[.$M$1]*(-1.5);[.B19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19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0]" office:value-type="float" office:value="0.5" calcext:value-type="float">
            <text:p>0,5</text:p>
          </table:table-cell>
          <table:table-cell table:formula="of:=IF([.B20]&lt;0;[.B20]*[.$M$1]*(-1.5);[.B20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0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1]" office:value-type="float" office:value="0.5" calcext:value-type="float">
            <text:p>0,5</text:p>
          </table:table-cell>
          <table:table-cell table:formula="of:=IF([.B21]&lt;0;[.B21]*[.$M$1]*(-1.5);[.B21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1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2]" office:value-type="float" office:value="0.5" calcext:value-type="float">
            <text:p>0,5</text:p>
          </table:table-cell>
          <table:table-cell table:formula="of:=IF([.B22]&lt;0;[.B22]*[.$M$1]*(-1.5);[.B22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2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3]" office:value-type="float" office:value="0.5" calcext:value-type="float">
            <text:p>0,5</text:p>
          </table:table-cell>
          <table:table-cell table:formula="of:=IF([.B23]&lt;0;[.B23]*[.$M$1]*(-1.5);[.B23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3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4]" office:value-type="float" office:value="0.5" calcext:value-type="float">
            <text:p>0,5</text:p>
          </table:table-cell>
          <table:table-cell table:formula="of:=IF([.B24]&lt;0;[.B24]*[.$M$1]*(-1.5);[.B24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4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5]" office:value-type="float" office:value="0.5" calcext:value-type="float">
            <text:p>0,5</text:p>
          </table:table-cell>
          <table:table-cell table:formula="of:=IF([.B25]&lt;0;[.B25]*[.$M$1]*(-1.5);[.B25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5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6]" office:value-type="float" office:value="0.5" calcext:value-type="float">
            <text:p>0,5</text:p>
          </table:table-cell>
          <table:table-cell table:formula="of:=IF([.B26]&lt;0;[.B26]*[.$M$1]*(-1.5);[.B26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6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7]" office:value-type="float" office:value="0.5" calcext:value-type="float">
            <text:p>0,5</text:p>
          </table:table-cell>
          <table:table-cell table:formula="of:=IF([.B27]&lt;0;[.B27]*[.$M$1]*(-1.5);[.B27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7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8]" office:value-type="float" office:value="0.5" calcext:value-type="float">
            <text:p>0,5</text:p>
          </table:table-cell>
          <table:table-cell table:formula="of:=IF([.B28]&lt;0;[.B28]*[.$M$1]*(-1.5);[.B28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8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29]" office:value-type="float" office:value="0.5" calcext:value-type="float">
            <text:p>0,5</text:p>
          </table:table-cell>
          <table:table-cell table:formula="of:=IF([.B29]&lt;0;[.B29]*[.$M$1]*(-1.5);[.B29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29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0]" office:value-type="float" office:value="0.5" calcext:value-type="float">
            <text:p>0,5</text:p>
          </table:table-cell>
          <table:table-cell table:formula="of:=IF([.B30]&lt;0;[.B30]*[.$M$1]*(-1.5);[.B30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0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1]" office:value-type="float" office:value="0.5" calcext:value-type="float">
            <text:p>0,5</text:p>
          </table:table-cell>
          <table:table-cell table:formula="of:=IF([.B31]&lt;0;[.B31]*[.$M$1]*(-1.5);[.B31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1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2]" office:value-type="float" office:value="0.5" calcext:value-type="float">
            <text:p>0,5</text:p>
          </table:table-cell>
          <table:table-cell table:formula="of:=IF([.B32]&lt;0;[.B32]*[.$M$1]*(-1.5);[.B32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2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3]" office:value-type="float" office:value="0.5" calcext:value-type="float">
            <text:p>0,5</text:p>
          </table:table-cell>
          <table:table-cell table:formula="of:=IF([.B33]&lt;0;[.B33]*[.$M$1]*(-1.5);[.B33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3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4]" office:value-type="float" office:value="0.5" calcext:value-type="float">
            <text:p>0,5</text:p>
          </table:table-cell>
          <table:table-cell table:formula="of:=IF([.B34]&lt;0;[.B34]*[.$M$1]*(-1.5);[.B34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4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5]" office:value-type="float" office:value="0.5" calcext:value-type="float">
            <text:p>0,5</text:p>
          </table:table-cell>
          <table:table-cell table:formula="of:=IF([.B35]&lt;0;[.B35]*[.$M$1]*(-1.5);[.B35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5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6]" office:value-type="float" office:value="0.5" calcext:value-type="float">
            <text:p>0,5</text:p>
          </table:table-cell>
          <table:table-cell table:formula="of:=IF([.B36]&lt;0;[.B36]*[.$M$1]*(-1.5);[.B36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6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7]" office:value-type="float" office:value="0.5" calcext:value-type="float">
            <text:p>0,5</text:p>
          </table:table-cell>
          <table:table-cell table:formula="of:=IF([.B37]&lt;0;[.B37]*[.$M$1]*(-1.5);[.B37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7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8]" office:value-type="float" office:value="0.5" calcext:value-type="float">
            <text:p>0,5</text:p>
          </table:table-cell>
          <table:table-cell table:formula="of:=IF([.B38]&lt;0;[.B38]*[.$M$1]*(-1.5);[.B38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8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39]" office:value-type="float" office:value="0.5" calcext:value-type="float">
            <text:p>0,5</text:p>
          </table:table-cell>
          <table:table-cell table:formula="of:=IF([.B39]&lt;0;[.B39]*[.$M$1]*(-1.5);[.B39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39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0]" office:value-type="float" office:value="0.5" calcext:value-type="float">
            <text:p>0,5</text:p>
          </table:table-cell>
          <table:table-cell table:formula="of:=IF([.B40]&lt;0;[.B40]*[.$M$1]*(-1.5);[.B40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0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1]" office:value-type="float" office:value="0.5" calcext:value-type="float">
            <text:p>0,5</text:p>
          </table:table-cell>
          <table:table-cell table:formula="of:=IF([.B41]&lt;0;[.B41]*[.$M$1]*(-1.5);[.B41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1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2]" office:value-type="float" office:value="0.5" calcext:value-type="float">
            <text:p>0,5</text:p>
          </table:table-cell>
          <table:table-cell table:formula="of:=IF([.B42]&lt;0;[.B42]*[.$M$1]*(-1.5);[.B42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2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3]" office:value-type="float" office:value="0.5" calcext:value-type="float">
            <text:p>0,5</text:p>
          </table:table-cell>
          <table:table-cell table:formula="of:=IF([.B43]&lt;0;[.B43]*[.$M$1]*(-1.5);[.B43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3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4]" office:value-type="float" office:value="0.5" calcext:value-type="float">
            <text:p>0,5</text:p>
          </table:table-cell>
          <table:table-cell table:formula="of:=IF([.B44]&lt;0;[.B44]*[.$M$1]*(-1.5);[.B44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4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5]" office:value-type="float" office:value="0.5" calcext:value-type="float">
            <text:p>0,5</text:p>
          </table:table-cell>
          <table:table-cell table:formula="of:=IF([.B45]&lt;0;[.B45]*[.$M$1]*(-1.5);[.B45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5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6]" office:value-type="float" office:value="0.5" calcext:value-type="float">
            <text:p>0,5</text:p>
          </table:table-cell>
          <table:table-cell table:formula="of:=IF([.B46]&lt;0;[.B46]*[.$M$1]*(-1.5);[.B46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6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7]" office:value-type="float" office:value="0.5" calcext:value-type="float">
            <text:p>0,5</text:p>
          </table:table-cell>
          <table:table-cell table:formula="of:=IF([.B47]&lt;0;[.B47]*[.$M$1]*(-1.5);[.B47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7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8]" office:value-type="float" office:value="0.5" calcext:value-type="float">
            <text:p>0,5</text:p>
          </table:table-cell>
          <table:table-cell table:formula="of:=IF([.B48]&lt;0;[.B48]*[.$M$1]*(-1.5);[.B48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8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49]" office:value-type="float" office:value="0.5" calcext:value-type="float">
            <text:p>0,5</text:p>
          </table:table-cell>
          <table:table-cell table:formula="of:=IF([.B49]&lt;0;[.B49]*[.$M$1]*(-1.5);[.B49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49]);&quot;, &quot;)" office:value-type="string" office:string-value="18, " calcext:value-type="string">
            <text:p>18, 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4/[.A50]" office:value-type="float" office:value="0.5" calcext:value-type="float">
            <text:p>0,5</text:p>
          </table:table-cell>
          <table:table-cell table:formula="of:=IF([.B50]&lt;0;[.B50]*[.$M$1]*(-1.5);[.B50]*[.$M$1])" office:value-type="float" office:value="17.7514792899408" calcext:value-type="float">
            <text:p>17,7514792899408</text:p>
          </table:table-cell>
          <table:table-cell table:number-columns-repeated="2"/>
          <table:table-cell table:formula="of:=COM.MICROSOFT.CONCAT(ROUND([.C50]);&quot;, &quot;)" office:value-type="string" office:string-value="18, " calcext:value-type="string">
            <text:p>18, 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0">00.00.0000</text:date>, <text:time style:data-style-name="N2" text:time-value="15:33:09.5400000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0T15:37:32.679000000</dc:date>
    <meta:editing-duration>PT47M13S</meta:editing-duration>
    <meta:editing-cycles>2</meta:editing-cycles>
    <meta:generator>LibreOffice/7.6.0.3$Windows_X86_64 LibreOffice_project/69edd8b8ebc41d00b4de3915dc82f8f0fc3b6265</meta:generator>
    <meta:document-statistic meta:table-count="1" meta:cell-count="204" meta:object-count="0"/>
  </office:meta>
</office:document-meta>
</file>